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91cm" svg:height="8.391cm" svg:x="0.4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3:38:08.060817088</dc:date>
    <meta:editing-duration>PT4M1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392cm" xlink:href="." xlink:type="simple" chart:class="chart:scatter" chart:style-name="ch1">
        <chart:plot-area chart:style-name="ch2" chart:data-source-has-labels="both" svg:x="0.305cm" svg:y="0.167cm" svg:width="14.682cm" svg:height="8.058cm">
          <chartooo:coordinate-region svg:x="0.847cm" svg:y="0.366cm" svg:width="14.046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